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58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1;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18" table:style-name="ce5">
            <text:p>18</text:p>
          </table:table-cell>
          <table:table-cell office:value-type="float" office:value="3" table:style-name="ce4">
            <text:p>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4">
            <text:p>4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5;6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4">
            <text:p>7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14" table:style-name="ce5">
            <text:p>14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16" table:style-name="ce5">
            <text:p>16</text:p>
          </table:table-cell>
          <table:table-cell office:value-type="string" table:style-name="ce4">
            <text:p>10;11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float" office:value="12" table:style-name="ce5">
            <text:p>12</text:p>
          </table:table-cell>
          <table:table-cell office:value-type="float" office:value="11" table:style-name="ce4">
            <text:p>11</text:p>
          </table:table-cell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7-26T06:42:39Z</meta:creation-date>
    <dc:date>2024-08-26T18:37:34Z</dc:date>
  </office:meta>
</office:document-meta>
</file>